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fo:language="zxx" fo:country="none" style:language-asian="zxx" style:country-asian="none" style:language-complex="zxx" style:country-complex="none"/>
    </style:style>
    <style:style style:name="P7" style:family="paragraph" style:parent-style-name="Text_20_body" style:list-style-name="L4"/>
    <style:style style:name="P8" style:family="paragraph" style:parent-style-name="Heading_20_1">
      <style:paragraph-properties fo:text-align="center" style:justify-single-word="false"/>
      <style:text-properties style:text-underline-style="solid" style:text-underline-width="auto" style:text-underline-color="font-color"/>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text-underline-style="solid" style:text-underline-width="auto" style:text-underline-color="font-color"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dées en tout genre RPG</text:h>
      <text:p text:style-name="P2"/>
      <text:p text:style-name="P3">Ici seront notées l'ensemble de nos idées concernant un RPG "Idéal".</text:p>
      <text:p text:style-name="P3"/>
      <text:h text:style-name="Heading_20_2" text:outline-level="2">Sortilèges :</text:h>
      <text:p text:style-name="Text_20_body">Tout mage peut lancer n'importe quel sort à n'importe quel niveau. Le résultat dépendra uniquement des connaissances / niveau dans le sort.</text:p>
      <text:p text:style-name="Text_20_body"/>
      <text:p text:style-name="Text_20_body">Si le personnage ne possède pas assez de :</text:p>
      <text:list xml:id="list33601249" text:style-name="L3">
        <text:list-item>
          <text:p text:style-name="P5">Connaissances :</text:p>
        </text:list-item>
      </text:list>
      <text:list xml:id="list33576791" text:style-name="L2">
        <text:list-item>
          <text:p text:style-name="P4">Vraiment pas : rien de connu</text:p>
        </text:list-item>
        <text:list-item>
          <text:p text:style-name="P4">Pas beaucoup : juste le titre</text:p>
        </text:list-item>
        <text:list-item>
          <text:p text:style-name="P4">Beaucoup : titre + descriptif + détails effets</text:p>
          <text:p text:style-name="P4"/>
        </text:list-item>
      </text:list>
      <text:list xml:id="list33710167" text:continue-list="list33601249" text:style-name="L3">
        <text:list-item>
          <text:p text:style-name="P6">Maitrise par rapport au niveau du perso :</text:p>
        </text:list-item>
      </text:list>
      <text:list xml:id="list33615193" text:style-name="L4">
        <text:list-item>
          <text:p text:style-name="P7"><text:span text:style-name="T1">Sort facile : rien ne se passe</text:span></text:p>
        </text:list-item>
        <text:list-item>
          <text:p text:style-name="P7"><text:span text:style-name="T1">Sort de haut niveau : risque de blessure / mort / effet aléatoire</text:span></text:p>
        </text:list-item>
      </text:list>
      <text:p text:style-name="Text_20_body"><text:span text:style-name="T1"/></text:p>
      <text:p text:style-name="Text_20_body"><text:span text:style-name="T1">La maitrise vient avec la pratique du sort en question ou d'un autre sort de la même ecole de magie.</text:span></text:p>
      <text:p text:style-name="Text_20_body"><text:span text:style-name="T1">La connaissance vient au travers de la lecture ou à travers des résultats d'expérience (si réussite du sort alors gain d'expérience).</text:span></text:p>
      <text:p text:style-name="Text_20_body"><text:span text:style-name="T1"/></text:p>
      <text:p text:style-name="Text_20_body"><text:span text:style-name="T2">Exemple</text:span><text:span text:style-name="T1"> : Invocation de démon</text:span></text:p>
      <text:p text:style-name="Text_20_body"><text:span text:style-name="T1">Réussite totale : le demon apparait et aide le joueur</text:span></text:p>
      <text:p text:style-name="Text_20_body"><text:span text:style-name="T1">Echec partiel : le démon invoqué est hors de contrôle (attention, il sera dès lors possible de tenter de reprendre le controle)</text:span></text:p>
      <text:p text:style-name="Text_20_body"><text:span text:style-name="T1">Echec total : 10.000 tonnes de laves sont téléportées avec dispersion aléatoire à l'endroit de l'invocation (ce qui peut etre bien sa tombe sur un adversaire) ou pire encore, le joueur est téléporté en enfer.</text:span></text:p>
      <text:p text:style-name="Text_20_body"><text:span text:style-name="T1"/></text:p>
      <text:p text:style-name="Text_20_body"><text:span text:style-name="T1">Le joueur peut posséder des compétences d'anti-magie, il s'oppose alors psychiquement au lancer de sort de son adversaire. (Exemple : le joueur peu rencontrer un monstre très nul mais capable de bloquer toutes ses attaques magiques)</text:span></text:p>
      <text:p text:style-name="Text_20_body"><text:span text:style-name="T1">==&gt; Classe de perso : Chasseur de sorcières (corps à corps + anti-magie)</text:span></text:p>
      <text:p text:style-name="Text_20_body"><text:span text:style-name="T1"/></text:p>
      <text:h text:style-name="P1" text:outline-level="2"><text:span text:style-name="T1">Equipement :</text:span></text:h>
      <text:p text:style-name="Text_20_body"><text:span text:style-name="T1"/></text:p>
      <text:p text:style-name="Text_20_body"><text:span text:style-name="T1">L'armure diminue les points de dégats reçus mais au plus l'armure est lourde au moins le personnage est rapide. Ce qui se traduit par une perte de dextérité. Une force suffisante peut, quant à elle, faire baisser le malus de dextérité. (même chose avec tout l'equipement, y compris les sacs à dos).</text:span></text:p>
      <text:p text:style-name="Text_20_body"><text:span text:style-name="T1"/></text:p>
      <text:p text:style-name="Text_20_body"><text:span text:style-name="T1">Les différents types d'armes/armures : tranchants/perforants/contondants</text:span></text:p>
      <text:p text:style-name="Text_20_body"><text:span text:style-name="T1"/></text:p>
      <text:p text:style-name="Text_20_body"><text:span text:style-name="T1">Ce qui est portables dépend des contenants (sac à dos / sacoche / bandouillère)</text:span></text:p>
      <text:p text:style-name="Text_20_body"><text:span text:style-name="T1"/></text:p>
      <text:p text:style-name="Text_20_body"><text:span text:style-name="T1">Possibilité de voyager avec une mule / charette en dehors des donjons.</text:span></text:p>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14M08S</meta:editing-duration>
    <meta:editing-cycles>14</meta:editing-cycles>
    <meta:generator>OpenOffice.org/3.1$Win32 OpenOffice.org_project/310m19$Build-9420</meta:generator>
    <dc:date>2009-10-17T13:59:59.20</dc:date>
    <dc:creator>Corentin Naisse</dc:creator>
    <meta:document-statistic meta:table-count="0" meta:image-count="0" meta:object-count="0" meta:page-count="2" meta:paragraph-count="25" meta:word-count="354" meta:character-count="2035"/>
    <meta:user-defined meta:name="Info 1"/>
    <meta:user-defined meta:name="Info 2"/>
    <meta:user-defined meta:name="Info 3"/>
    <meta:user-defined meta:name="Info 4"/>
  </office:meta>
</office:document-meta>
</file>